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List_20_Paragraph">
      <style:paragraph-properties fo:margin-left="0in" fo:margin-right="0in" fo:margin-top="0in" fo:margin-bottom="0in" fo:line-height="100%" fo:text-indent="0in" style:auto-text-indent="false"/>
    </style:style>
    <style:style style:name="P5"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italic" fo:font-weight="normal" style:font-style-asian="italic" style:font-weight-asian="normal" style:font-style-complex="italic" style:font-weight-complex="normal"/>
    </style:style>
    <style:style style:name="P6" style:family="paragraph" style:parent-style-name="List_20_Paragraph">
      <style:paragraph-properties fo:margin-left="0in" fo:margin-right="0in" fo:margin-top="0in" fo:margin-bottom="0in" fo:line-height="100%" fo:text-indent="0in" style:auto-text-indent="false"/>
      <style:text-properties fo:font-style="italic" style:font-style-asian="italic" style:font-style-complex="italic"/>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italic" fo:font-weight="normal" style:font-style-asian="italic" style:font-weight-asian="normal" style:font-style-complex="italic" style:font-weight-complex="normal"/>
    </style:style>
    <style:style style:name="P9" style:family="paragraph" style:parent-style-name="List_20_Paragraph">
      <style:paragraph-properties fo:margin-left="0in" fo:margin-right="0in" fo:margin-top="0in" fo:margin-bottom="0in" fo:line-height="100%" fo:text-indent="0in" style:auto-text-indent="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vertical-pos="top" style:vertical-rel="paragraph" style:horizontal-pos="center" style:horizontal-rel="paragraph" draw:ole-draw-aspect="1"/>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Writing 327</text:p>
      <text:p text:style-name="Standard"><text:date style:data-style-name="N76" text:date-value="2012-10-30T23:58:29.99">October 30, 2012</text:date></text:p>
      <text:p text:style-name="Standard"/>
      <text:p text:style-name="P1">Procedural Description: Finding the Load-Bearing Ability of a Straw When Used as a Cantilever Beam</text:p>
      <text:p text:style-name="P2"/>
      <text:p text:style-name="P2">INTRODUCTION</text:p>
      <text:p text:style-name="P6">Purpose of Document</text:p>
      <text:p text:style-name="P4">The purpose of this document is to guide you, the student, through an experiment. This experiment will demonstrate to you how much mass cantilever beams of different lengths can support. In this experiment a straw is going to be used to represent the beams, and a cup of pennies the mass.</text:p>
      <text:p text:style-name="P4"/>
      <text:p text:style-name="P6">Function of a Cantilever Beam</text:p>
      <text:p text:style-name="P4">You might already be scratching you head thinking: What is a cantilever beam? Well you probably have seen plenty of them already today and not even realized it. The flag pole attached to the building outside is a cantilever beam supporting the load of the flag. The folding desktop attached to your chair is a cantilever beam supporting the load of your books and binder.</text:p>
      <text:p text:style-name="P4"/>
      <text:p text:style-name="P6">Goals of Experiment</text:p>
      <text:p text:style-name="P4">After you finish this experiment you should be able to describe to your parents or friend, what a cantilever beam is, how they are used, and how their length affects how much mass they can support.</text:p>
      <text:p text:style-name="P4"/>
      <text:p text:style-name="P5">Preview of Instruction Content and Organization</text:p>
      <text:p text:style-name="P7">Now that you have an understanding of what a cantilever beam is, you will work with your group to perform an experiment to determine how much mass cantilever beams of different length can support.</text:p>
      <text:p text:style-name="P2"/>
      <text:p text:style-name="P2">INSTRUCTIONS</text:p>
      <text:p text:style-name="P6">Detail Each Action</text:p>
      <text:p text:style-name="P4"><text:span text:style-name="T2">Illustration/Drawing for Each Step</text:span> </text:p>
      <text:p text:style-name="P6">Group steps logically</text:p>
      <text:p text:style-name="P5">Instruct the students to perform the test at 6 different cantilever lengths</text:p>
      <text:p text:style-name="P2"/>
      <text:p text:style-name="P2">Setup</text:p>
      <text:p text:style-name="P2"/>
      <text:p text:style-name="P2">Procedures</text:p>
      <text:p text:style-name="P2"/>
      <text:p text:style-name="P2">Cleanup</text:p>
      <text:p text:style-name="P2"/>
      <text:p text:style-name="P2"/>
      <text:p text:style-name="P2">RESULTS</text:p>
      <text:p text:style-name="P2"/>
      <text:p text:style-name="P2">Tables</text:p>
      <text:p text:style-name="P3">Instructions For Use</text:p>
      <text:p text:style-name="P3"/>
      <text:p text:style-name="P5">Units to record</text:p>
      <text:p text:style-name="P5"/>
      <text:p text:style-name="P5">how to convert pennies to grams</text:p>
      <text:p text:style-name="P5"/>
      <text:p text:style-name="P2"><text:soft-page-break/></text:p>
      <text:p text:style-name="P2">Graph<text:span text:style-name="T1"> </text:span><text:span text:style-name="T3">(Provide labels)</text:span></text:p>
      <text:p text:style-name="P3">Instructions For Use</text:p>
      <text:p text:style-name="P3"/>
      <text:p text:style-name="P3"><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2"/>
      <text:p text:style-name="P2">CONCLUSION</text:p>
      <text:p text:style-name="P2"/>
      <text:p text:style-name="P2">Questions<text:span text:style-name="T1"> </text:span><text:span text:style-name="T3">(About Graph, provides 'Takeaway' points)</text:span></text:p>
      <text:p text:style-name="P5">What has the experiment helped the students learn about cantilever be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ListLabel_20_5" style:display-name="ListLabel 5" style:family="text">
      <style:text-properties style:font-name-complex="Courier New"/>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8">
      <text:list-level-style-bullet text:level="1" text:style-name="ListLabel_20_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25T16:49:16</meta:creation-date>
    <dc:date>2012-10-30T23:58:30</dc:date>
    <meta:editing-duration>PT22M47S</meta:editing-duration>
    <meta:editing-cycles>10</meta:editing-cycles>
    <meta:generator>LibreOffice/3.5$Linux_X86_64 LibreOffice_project/350m1$Build-2</meta:generator>
    <meta:document-statistic meta:table-count="0" meta:image-count="0" meta:object-count="1" meta:page-count="2" meta:paragraph-count="31" meta:word-count="290" meta:character-count="1756" meta:non-whitespace-character-count="14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20" chart:interval-major="2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3.788cm" svg:y="0.315cm" chart:style-name="ch2">
          <text:p>Figure 1: Cantilever Beam Maximum Loads</text:p>
        </chart:title>
        <chart:subtitle svg:x="4.145cm" svg:y="1.273cm" chart:style-name="ch3">
          <text:p>Length of Cantilever Beam vs. Mass of Load</text:p>
        </chart:subtitle>
        <chart:legend chart:legend-position="end" svg:x="13.728cm" svg:y="3.951cm" style:legend-expansion="high" chart:style-name="ch4"/>
        <chart:plot-area chart:style-name="ch5" chart:data-source-has-labels="both" svg:x="1.33cm" svg:y="2.314cm" svg:width="11.76cm" svg:height="5.525cm">
          <chartooo:coordinate-region svg:x="2.137cm" svg:y="2.513cm" svg:width="10.859cm" svg:height="4.679cm"/>
          <chart:axis chart:dimension="x" chart:name="primary-x" chart:style-name="ch6" chartooo:axis-type="auto">
            <chartooo:date-scale/>
            <chart:title svg:x="4.6cm" svg:y="8.018cm" chart:style-name="ch7">
              <text:p>Length of Cantilever Beam (inches)</text:p>
            </chart:title>
            <chart:categories table:cell-range-address="local-table.$A$2:.$A$7"/>
          </chart:axis>
          <chart:axis chart:dimension="y" chart:name="primary-y" chart:style-name="ch8">
            <chart:title svg:x="0.451cm" svg:y="6.734cm" chart:style-name="ch9">
              <text:p>Mass of Load (grams)</text:p>
            </chart:title>
            <chart:grid chart:style-name="ch10" chart:class="major"/>
          </chart:axis>
          <chart:series chart:style-name="ch11" chart:values-cell-range-address="local-table.$B$2:.$B$7" chart:label-cell-address="local-table.$B$1" chart:class="chart:line">
            <chart:data-point chart:repeated="6"/>
          </chart:series>
          <chart:series chart:style-name="ch12" chart:values-cell-range-address="local-table.$C$2:.$C$7" chart:label-cell-address="local-table.$C$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ial 1</text:p>
              </table:table-cell>
              <table:table-cell office:value-type="string">
                <text:p>Trial 2</text:p>
              </table:table-cell>
            </table:table-row>
          </table:table-header-rows>
          <table:table-rows>
            <table:table-row>
              <table:table-cell office:value-type="string">
                <text:p>1</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